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IPNHMB+TimesNewRoman" svg:font-family="IPNHMB+TimesNewRoman"/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Nimbus Roman No9 L" fo:font-size="12pt" fo:font-style="normal" fo:font-weight="bold" style:font-name-asian="IPNHMB+TimesNewRoman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4.4 Nossa Propos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IPNHMB+TimesNewRoman" svg:font-family="IPNHMB+TimesNewRoman"/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2T20:53:16</meta:creation-date>
    <dc:date>2011-01-12T23:17:29</dc:date>
    <meta:editing-cycles>1</meta:editing-cycles>
    <meta:editing-duration>PT2H9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19"/>
  </office:meta>
</office:document-meta>
</file>